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wiss" style:font-pitch="variable"/>
    <style:font-face style:name="Noto Sans JP1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3.15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color="#ffffff" loext:opacity="100%" style:font-name="Noto Sans JP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ffffff" loext:opacity="100%" style:font-name="Noto Sans JP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Title"/>
      <draw:page draw:name="page2" draw:style-name="dp1" draw:master-page-name="Slide">
        <draw:frame draw:style-name="gr1" draw:text-style-name="P1" draw:layer="layout" svg:width="45.75cm" svg:height="3.4cm" svg:x="2.45cm" svg:y="1.35cm">
          <draw:text-box>
            <text:p><text:span text:style-name="T1">見出し</text:span></text:p>
          </draw:text-box>
        </draw:frame>
      </draw:page>
      <draw:page draw:name="page3" draw:style-name="dp1" draw:master-page-name="Empty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wiss" style:font-pitch="variable"/>
    <style:font-face style:name="Noto Sans JP1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1" style:font-family-asian="'Noto Sans JP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.58cm" fo:page-height="50.8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opacity="60%" draw:textarea-horizontal-align="justify" draw:textarea-vertical-align="middle" draw:auto-grow-height="false" fo:min-height="25.749cm" fo:min-width="28.08cm" style:writing-mode="lr-tb" loext:decorative="false"/>
      <style:paragraph-properties style:writing-mode="lr-tb"/>
    </style:style>
    <style:style style:name="Mgr2" style:family="graphic" style:parent-style-name="standard">
      <style:graphic-properties draw:opacity="60%" draw:textarea-horizontal-align="justify" draw:textarea-vertical-align="middle" draw:auto-grow-height="false" fo:min-height="4.83cm" fo:min-width="28.081cm" style:writing-mode="lr-tb" loext:decorative="false"/>
      <style:paragraph-properties style:writing-mode="lr-tb"/>
    </style:style>
    <style:style style:name="Mgr3" style:family="graphic" style:parent-style-name="standard">
      <style:graphic-properties draw:opacity="60%" draw:textarea-horizontal-align="justify" draw:textarea-vertical-align="middle" draw:auto-grow-height="false" fo:min-height="9cm" fo:min-width="28.081cm" style:writing-mode="lr-tb" loext:decorative="false"/>
      <style:paragraph-properties style:writing-mode="lr-tb"/>
    </style:style>
    <style:style style:name="MP1" style:family="paragraph">
      <style:paragraph-properties fo:text-align="center"/>
      <style:text-properties fo:font-size="42pt" style:font-size-asian="42pt" style:font-size-complex="42pt"/>
    </style:style>
    <style:style style:name="MP2" style:family="paragraph">
      <loext:graphic-properties draw:opacity="60%"/>
      <style:paragraph-properties fo:text-align="center" style:writing-mode="lr-tb"/>
      <style:text-properties fo:font-size="42pt" style:font-size-asian="42pt" style:font-size-complex="42pt"/>
    </style:style>
    <style:style style:name="MP3" style:family="paragraph">
      <style:paragraph-properties fo:text-align="center"/>
      <style:text-properties fo:font-size="96pt" fo:font-weight="bold" style:font-size-asian="96pt" style:font-weight-asian="bold" style:font-size-complex="96pt" style:font-weight-complex="bold"/>
    </style:style>
    <style:style style:name="MP4" style:family="paragraph">
      <loext:graphic-properties draw:opacity="60%"/>
      <style:paragraph-properties fo:text-align="center" style:writing-mode="lr-tb"/>
      <style:text-properties fo:font-size="96pt" fo:font-weight="bold" style:font-size-asian="96pt" style:font-weight-asian="bold" style:font-size-complex="96pt" style:font-weight-complex="bold"/>
    </style:style>
    <style:style style:name="MT1" style:family="text">
      <style:text-properties fo:font-size="42pt" style:font-size-asian="42pt" style:font-size-complex="42pt"/>
    </style:style>
    <style:style style:name="MT2" style:family="text">
      <style:text-properties fo:font-size="96pt" fo:font-weight="bold" style:font-size-asian="96pt" style:font-weight-asian="bold" style:font-size-complex="96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emo" draw:display="screen" draw:protected="true"/>
    </draw:layer-set>
    <style:master-page style:name="Titl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1" draw:text-style-name="MP2" draw:layer="memo" svg:width="28.58cm" svg:height="25.999cm" svg:x="0cm" svg:y="13.451cm">
        <text:p text:style-name="MP1"><text:span text:style-name="MT1">説明や画像で</text:span></text:p>
        <text:p text:style-name="MP1"><text:span text:style-name="MT1">動画説明する内容を表す</text:span></text:p>
        <draw:enhanced-geometry svg:viewBox="0 0 21600 21600" draw:type="rectangle" draw:enhanced-path="M 0 0 L 21600 0 21600 21600 0 21600 0 0 Z N"/>
      </draw:custom-shape>
      <draw:custom-shape draw:style-name="Mgr2" draw:text-style-name="MP2" draw:layer="memo" svg:width="28.581cm" svg:height="5.08cm" svg:x="-0.001cm" svg:y="45.66cm">
        <text:p text:style-name="MP1"><text:span text:style-name="MT1">チャンネルのアイコン・タイトル</text:span></text:p>
        <draw:enhanced-geometry svg:viewBox="0 0 21600 21600" draw:type="rectangle" draw:enhanced-path="M 0 0 L 21600 0 21600 21600 0 21600 0 0 Z N"/>
      </draw:custom-shape>
      <draw:custom-shape draw:style-name="Mgr3" draw:text-style-name="MP4" draw:layer="memo" svg:width="28.581cm" svg:height="9.25cm" svg:x="-0.001cm" svg:y="0cm">
        <text:p text:style-name="MP3"><text:span text:style-name="MT2">タイトル</text:span></text:p>
        <draw:enhanced-geometry svg:viewBox="0 0 21600 21600" draw:type="rectangle" draw:enhanced-path="M 0 0 L 21600 0 21600 21600 0 21600 0 0 Z N"/>
      </draw:custom-shape>
    </style:master-page>
    <style:master-page style:name="Slid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2" draw:text-style-name="MP2" draw:layer="memo" svg:width="28.581cm" svg:height="5.08cm" svg:x="-0.001cm" svg:y="45.66cm">
        <text:p text:style-name="MP1"><text:span text:style-name="MT1">チャンネルのアイコン・タイトル</text:span></text:p>
        <draw:enhanced-geometry svg:viewBox="0 0 21600 21600" draw:type="rectangle" draw:enhanced-path="M 0 0 L 21600 0 21600 21600 0 21600 0 0 Z N"/>
      </draw:custom-shape>
    </style:master-page>
    <style:master-page style:name="Empty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07:25:58.258580266</meta:creation-date>
    <dc:date>2024-03-28T10:07:45.750135245</dc:date>
    <meta:editing-duration>PT53M58S</meta:editing-duration>
    <meta:editing-cycles>17</meta:editing-cycles>
    <meta:generator>LibreOffice/24.2.1.2$MacOSX_X86_64 LibreOffice_project/db4def46b0453cc22e2d0305797cf981b68ef5ac</meta:generator>
    <meta:document-statistic meta:object-count="5"/>
  </office:meta>
</office:document-meta>
</file>